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 style:font-pitch="fixed"/>
    <style:font-face style:name="Century Schoolbook" svg:font-family="'Century Schoolbook'" style:font-adornments="Regular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Verdana1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Heading_20_3">Frizione – Clutch Version History</text:p>
      <text:p text:style-name="Author_20_Line_20_Web"><text:a xlink:type="simple" xlink:href="http://www.syger.it/JohnLeach.html">by John Leach</text:a></text:p>
      <text:p text:style-name="Author_20_Line_20_PDF"><text:a xlink:type="simple" xlink:href="#JohnLeach.odt|region">by John Leach</text:a></text:p>
      <text:p text:style-name="Introduction">This section notes changes made in the various version releases, in reverse chronological order.</text:p>
      <text:p text:style-name="Heading_20_4">Version 0.3 – 26/06/2008</text:p>
      <text:p text:style-name="Text_20_body">This is an important milestone as Clutch can now perform unit testing within a <text:span text:style-name="Source_20_Text">WorkerPool</text:span>. The unit tests have been extended to include Gears WorkerPool, Gears Database, Gears Timer, and Gears XHR testing. The documentation has been updated to reflect most changes.</text:p>
      <text:p text:style-name="Text_20_body">Minor bug fixes and modifications were made to the unit testing framework, including a message based protocol for remote WorkerPool testing and reporting.</text:p>
      <text:p text:style-name="Heading_20_4">Version 0.2 - 18/06/2008</text:p>
      <text:p text:style-name="Text_20_body">Added <text:a xlink:type="simple" xlink:href="http://crockford.com/javascript/jsmin.html"><text:span text:style-name="Internet_20_Hyperlink">JSMin</text:span></text:a> (the <text:a xlink:type="simple" xlink:href="http://crockford.com/javascript/jsmin.rb"><text:span text:style-name="Internet_20_Hyperlink">Ruby version</text:span></text:a>), to provide some compression functionality to those who don't want to install Java on their computer.</text:p>
      <text:p text:style-name="Text_20_body">Added <text:span text:style-name="Source_20_Text">/projects</text:span> directory for user projects which won't be disturbed when updating the Clutch Subversion repository. Migrated Clutch JavaScript code to <text:span text:style-name="Source_20_Text">/projects/clutch</text:span> (Clutch – the library, is the first project for Clutch – the framework, dog food, etc).</text:p>
      <text:p text:style-name="Text_20_body">Completed the first (working) model for asynchronous unit testing.</text:p>
      <text:p text:style-name="Heading_20_4">Version 0.1.1 – 10/06/2008</text:p>
      <text:p text:style-name="Text_20_body">Never make changes at the last minute without running all your unit tests. Especially if it is 1 am in the morning. Such is life, and breaking this golden rule invokes numerous laws of Murphy, one of which was that the server stopped working. Fixed within half an hour, fortunately.</text:p>
      <text:p text:style-name="Heading_20_4">Version 0.1 - 10/06/2008</text:p>
      <text:p text:style-name="Text_20_body">The first public release. Unfortunately, I had to change the project name at the last moment, since <text:span text:style-name="Source_20_Text">clutch</text:span> was already being used on the Google Code web site – hence the new name <text:a xlink:type="simple" xlink:href="http://code.google.com/p/frizione/"><text:span text:style-name="Source_20_Text">frizione</text:span></text:a> (which is Clutch in Italia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 style:font-pitch="fixed"/>
    <style:font-face style:name="Century Schoolbook" svg:font-family="'Century Schoolbook'" style:font-adornments="Regular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Verdana1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/>
      <style:text-properties fo:font-size="9pt"/>
    </style:style>
    <style:style style:name="Text_20_body" style:display-name="Text body" style:family="paragraph" style:parent-style-name="Standard" style:class="text" style:master-page-name="">
      <style:paragraph-properties fo:margin-top="0.106cm" fo:margin-bottom="0.106cm" style:register-true="true" style:page-number="auto" fo:background-color="transparent">
        <style:background-image/>
      </style:paragraph-properties>
      <style:text-properties style:font-name="Verdana1" fo:font-size="12pt" text:display="non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.101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erdana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cm" fo:margin-bottom="0.21cm" style:page-number="auto" fo:break-before="page" fo:background-color="#e6e6ff" fo:padding="0cm" fo:border-left="none" fo:border-right="none" fo:border-top="none" fo:border-bottom="0.002cm solid #000000" style:shadow="none">
        <style:background-image/>
      </style:paragraph-properties>
      <style:text-properties fo:font-size="12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.21cm" style:page-number="auto" fo:background-color="#e6e6ff" fo:padding="0cm" fo:border-left="none" fo:border-right="none" fo:border-top="none" fo:border-bottom="0.002cm solid #000000" style:shadow="none">
        <style:background-image/>
      </style:paragraph-properties>
      <style:text-properties fo:font-size="2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cm" fo:margin-bottom="0.21cm" fo:background-color="#ccccff" fo:padding="0cm" fo:border-left="none" fo:border-right="none" fo:border-top="none" fo:border-bottom="0.018cm solid #000000" style:shadow="none">
        <style:background-image/>
      </style:paragraph-properties>
      <style:text-properties style:font-name="Verdana1" fo:font-size="2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background-color="#ccccff" fo:padding="0cm" fo:border-left="none" fo:border-right="none" fo:border-top="none" fo:border-bottom="0.018cm solid #000000" style:shadow="none">
        <style:background-image/>
      </style:paragraph-properties>
      <style:text-properties fo:font-size="16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4cm" fo:margin-right="0cm" fo:margin-top="0cm" fo:margin-bottom="0.109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4cm" fo:margin-right="0cm" fo:margin-top="0cm" fo:margin-bottom="0.21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109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fo:background-color="#ccccff" style:shadow="none" text:number-lines="false" text:line-number="0">
        <style:background-image/>
      </style:paragraph-properties>
      <style:text-properties style:font-name="Verdana1" fo:font-size="12pt" fo:font-weight="normal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6pt" fo:font-style="normal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 style:master-page-name="">
      <style:paragraph-properties fo:margin-top="0cm" fo:margin-bottom="0cm" fo:text-align="center" style:justify-single-word="false" style:page-number="auto"/>
      <style:text-properties fo:font-size="10pt" fo:font-style="normal"/>
    </style:style>
    <style:style style:name="Table" style:family="paragraph" style:parent-style-name="Caption" style:class="extra">
      <style:paragraph-properties fo:margin-top="0.423cm" fo:margin-bottom="0.423cm" style:register-true="false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Text_20_body_20_PDF" style:display-name="Text body PDF" style:family="paragraph" style:parent-style-name="Text_20_body" style:class="text">
      <style:text-properties style:font-name="Verdana1" fo:text-shadow="none" text:display="none"/>
    </style:style>
    <style:style style:name="Text_20_body_20_Web" style:display-name="Text body Web" style:family="paragraph" style:parent-style-name="Text_20_body" style:class="text" style:master-page-name="">
      <style:paragraph-properties style:page-number="auto"/>
      <style:text-properties style:font-name="Verdana1"/>
    </style:style>
    <style:style style:name="Text_20_body_20_Note" style:display-name="Text body Note" style:family="paragraph" style:parent-style-name="Text_20_body" style:master-page-name="">
      <style:paragraph-properties style:page-number="auto" fo:background-color="transparent" style:shadow="none">
        <style:tab-stops/>
        <style:background-image/>
      </style:paragraph-properties>
      <style:text-properties fo:background-color="transparent"/>
    </style:style>
    <style:style style:name="Author_20_Line" style:display-name="Author Line" style:family="paragraph" style:parent-style-name="Text_20_body" style:next-style-name="Text_20_body" style:class="text">
      <style:paragraph-properties fo:text-align="end" style:justify-single-word="false"/>
      <style:text-properties fo:font-size="11pt"/>
    </style:style>
    <style:style style:name="Author_20_Line_20_Web" style:display-name="Author Line Web" style:family="paragraph" style:parent-style-name="Author_20_Line" style:next-style-name="Text_20_body"/>
    <style:style style:name="Author_20_Line_20_PDF" style:display-name="Author Line PDF" style:family="paragraph" style:parent-style-name="Author_20_Line" style:next-style-name="Text_20_body">
      <style:text-properties style:font-name="Century Schoolbook"/>
    </style:style>
    <style:style style:name="Appendix_20_Heading_20_3" style:display-name="Appendix Heading 3" style:family="paragraph" style:parent-style-name="Heading_20_3" style:next-style-name="Text_20_body" style:class="text"/>
    <style:style style:name="Introduction" style:family="paragraph" style:parent-style-name="Text_20_body" style:next-style-name="Text_20_body" style:class="text"/>
    <style:style style:name="Text_20_body_20_centred" style:display-name="Text body centred" style:family="paragraph" style:parent-style-name="Text_20_body" style:next-style-name="Text_20_body" style:class="text">
      <style:paragraph-properties fo:text-align="center" style:justify-single-word="false"/>
    </style:style>
    <style:style style:name="Hint" style:family="paragraph" style:parent-style-name="Heading_20_10" style:next-style-name="Text_20_Body_20_Hint">
      <style:paragraph-properties fo:margin-left="1cm" fo:margin-right="1cm" fo:text-indent="0cm" style:auto-text-indent="false" fo:background-color="#ccccff" fo:padding="0.049cm" fo:border-left="0.018cm solid #000000" fo:border-right="none" fo:border-top="none" fo:border-bottom="0.018cm solid #000000" style:shadow="none">
        <style:background-image/>
      </style:paragraph-properties>
      <style:text-properties fo:font-size="12pt" fo:font-weight="normal"/>
    </style:style>
    <style:style style:name="Text_20_Body_20_Hint" style:display-name="Text Body Hint" style:family="paragraph" style:parent-style-name="Text_20_body">
      <style:paragraph-properties fo:margin-left="1cm" fo:margin-right="1cm" fo:text-indent="0cm" style:auto-text-indent="false"/>
    </style:style>
    <style:style style:name="Text_20_body_20_WideImage" style:display-name="Text body WideImage" style:family="paragraph" style:parent-style-name="Text_20_body" style:next-style-name="Text_20_body" style:class="text">
      <style:paragraph-properties fo:text-align="justify" fo:text-align-last="center" style:justify-single-word="false"/>
    </style:style>
    <style:style style:name="Left_20_Table_20_Contents" style:display-name="Left Table Contents" style:family="paragraph" style:parent-style-name="Text_20_body" style:class="extra">
      <style:paragraph-properties fo:margin-left="0cm" fo:margin-right="0.101cm" fo:margin-top="0cm" fo:margin-bottom="0.109cm" fo:text-align="end" style:justify-single-word="false" fo:text-indent="0cm" style:auto-text-indent="false"/>
      <style:text-properties fo:font-size="12pt"/>
    </style:style>
    <style:style style:name="Right_20_Table_20_Contents" style:display-name="Right Table Contents" style:family="paragraph" style:parent-style-name="Table_20_Contents">
      <style:paragraph-properties fo:margin-left="0.101cm" fo:margin-right="0cm" fo:margin-top="0cm" fo:margin-bottom="0.109cm" fo:text-indent="0cm" style:auto-text-indent="false"/>
    </style:style>
    <style:style style:name="Literal_20_Text" style:display-name="Literal Text" style:family="paragraph" style:parent-style-name="Preformatted_20_Text" style:next-style-name="Text_20_body">
      <style:paragraph-properties fo:text-align="start" style:justify-single-word="false" fo:background-color="#cccc00">
        <style:background-image/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fo:text-align="start" style:justify-single-word="false" style:shadow="none"/>
      <style:text-properties style:font-name="Courier New" fo:font-size="9pt" style:font-name-asian="Courier New" style:font-size-asian="10pt" style:font-name-complex="Courier New" style:font-size-complex="10pt"/>
    </style:style>
    <style:style style:name="Author_20_Line_20_ASP" style:display-name="Author Line ASP" style:family="paragraph" style:parent-style-name="Author_20_Line" style:next-style-name="Text_20_body"/>
    <style:style style:name="Text_20_body_20_NonASP" style:display-name="Text body NonASP" style:family="paragraph" style:parent-style-name="Text_20_body" style:next-style-name="Text_20_body"/>
    <style:style style:name="Heading_20_5" style:display-name="Heading 5" style:family="paragraph" style:parent-style-name="Heading" style:next-style-name="Text_20_body" style:class="text" style:default-outline-level="5">
      <style:paragraph-properties fo:background-color="#ccccff" fo:padding="0cm" fo:border-left="none" fo:border-right="none" fo:border-top="none" fo:border-bottom="0.018cm solid #000000" style:shadow="none">
        <style:background-image/>
      </style:paragraph-properties>
      <style:text-properties fo:font-size="14pt" fo:font-weight="normal" style:font-size-asian="85%" style:font-weight-asian="bold" style:font-size-complex="85%" style:font-weight-complex="bold"/>
    </style:style>
    <style:style style:name="Caption_20_characters" style:display-name="Caption characters" style:family="text"/>
    <style:style style:name="Numbering_20_Symbols" style:display-name="Numbering Symbols" style:family="text">
      <style:text-properties fo:font-size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fo:background-color="transparen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weight="bold" fo:background-color="transparent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text-underline-style="none" style:font-name-asian="Courier New" style:font-name-complex="Courier New"/>
    </style:style>
    <style:style style:name="Web_20_Internet_20_Link" style:display-name="Web Internet Link" style:family="text">
      <style:text-properties fo:font-variant="normal" fo:text-transform="none" fo:color="#008000" style:font-name="Georgia" style:text-underline-style="wave" style:text-underline-width="bold" style:text-underline-color="#008000" fo:background-color="#ccccff"/>
    </style:style>
    <style:style style:name="Web_20_Default" style:display-name="Web Default" style:family="text">
      <style:text-properties fo:color="#008000" fo:background-color="#ccccff"/>
    </style:style>
    <style:style style:name="PDF_20_Link" style:display-name="PDF Link" style:family="text">
      <style:text-properties fo:font-variant="normal" fo:text-transform="none" fo:color="#800000" style:font-name="Georgia" style:text-underline-style="solid" style:text-underline-width="auto" style:text-underline-color="#800000" fo:font-weight="bold" fo:background-color="#9999cc"/>
    </style:style>
    <style:style style:name="PDF_20_Default" style:display-name="PDF Default" style:family="text">
      <style:text-properties fo:color="#800000" style:font-name="Georgia" fo:background-color="#9999cc"/>
    </style:style>
    <style:style style:name="Internet_20_Hyperlink" style:display-name="Internet Hyperlink" style:family="text" style:parent-style-name="Internet_20_link">
      <style:text-properties style:font-name="Times New Roman" fo:font-size="13pt" style:text-underline-style="solid" style:text-underline-width="auto" style:text-underline-color="#000080" fo:background-color="transparent"/>
    </style:style>
    <style:style style:name="MenuItemText" style:family="text" style:parent-style-name="Source_20_Text">
      <style:text-properties fo:font-weight="bold" fo:background-color="transparent"/>
    </style:style>
    <style:style style:name="Italics" style:family="text">
      <style:text-properties fo:font-style="italic"/>
    </style:style>
    <style:style style:name="WorkInProgress" style:family="text">
      <style:text-properties fo:color="#800000"/>
    </style:style>
    <style:style style:name="Web_20_Pdf_20_Internet_20_Link" style:display-name="Web Pdf Internet Link" style:family="text" style:parent-style-name="Web_20_Internet_20_Link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 style:shadow="none"/>
    </style:style>
    <style:style style:name="Graphics" style:family="graphic">
      <style:graphic-properties text:anchor-type="paragraph" svg:x="0cm" svg:y="0cm" fo:margin-left="0cm" fo:margin-right="0cm" fo:margin-top="0cm" fo:margin-bottom="0cm" style:wrap="none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ebGraphics" style:family="graphic" style:parent-style-name="Graphics">
      <style:graphic-properties text:anchor-type="paragraph" svg:x="0cm" fo:margin-left="0cm" fo:margin-right="0cm" fo:margin-top="0cm" fo:margin-bottom="0cm" style:wrap="none" style:horizontal-pos="left" style:horizontal-rel="paragraph-content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WebFrameLeft" style:family="graphic" style:parent-style-name="Frame">
      <style:graphic-properties text:anchor-type="paragraph" svg:x="0cm" fo:margin-left="0cm" fo:margin-right="0.3cm" fo:margin-top="0cm" fo:margin-bottom="0.049cm" style:wrap="right" style:number-wrapped-paragraphs="no-limit" style:wrap-contour="false" style:horizontal-pos="left" style:horizontal-rel="paragraph-content" fo:background-color="#e6e6e6" style:background-transparency="0%" fo:padding="0.049cm" fo:border="0.018cm solid #666666" style:shadow="none" style:flow-with-text="true">
        <style:background-image/>
      </style:graphic-properties>
    </style:style>
    <style:style style:name="WebFrameRight" style:family="graphic" style:parent-style-name="Frame">
      <style:graphic-properties text:anchor-type="paragraph" svg:x="0cm" fo:margin-left="0.3cm" fo:margin-right="0cm" fo:margin-top="0cm" fo:margin-bottom="0.049cm" style:wrap="left" style:number-wrapped-paragraphs="no-limit" style:wrap-contour="false" style:horizontal-pos="right" style:horizontal-rel="paragraph-content" fo:background-color="#e6e6e6" style:background-transparency="0%" fo:padding="0.049cm" fo:border="0.002cm solid #666666" style:shadow="none" style:flow-with-text="false">
        <style:background-image/>
      </style:graphic-properties>
    </style:style>
    <style:style style:name="Untitled1" style:family="graphic" style:parent-style-name="Graphics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space-before="0.5cm"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999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1.498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997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2.49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995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3.495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3.994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4.493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4.992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99cm" fo:margin-bottom="1.499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
  </meta:generator>
    <dc:title>Frizione - Clutch, Version History</dc:title>
    <meta:initial-creator>John Leach</meta:initial-creator>
    <meta:creation-date>2007-01-08T11:39:03</meta:creation-date>
    <dc:creator>John Leach</dc:creator>
    <dc:date>2008-06-26T12:29:20</dc:date>
    <meta:printed-by>John Leach</meta:printed-by>
    <meta:print-date>2007-01-16T08:11:39</meta:print-date>
    <meta:keyword>frizione</meta:keyword>
    <meta:keyword>clutch</meta:keyword>
    <meta:keyword>javascript</meta:keyword>
    <meta:keyword>jslint</meta:keyword>
    <meta:keyword>yuicompressor</meta:keyword>
    <meta:keyword>jsmin</meta:keyword>
    <meta:keyword>unit test</meta:keyword>
    <meta:editing-cycles>424</meta:editing-cycles>
    <meta:editing-duration>P13DT1H4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264" meta:character-count="1625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First alpha version release" VL:creator="John Leach" dc:date-time="2007-10-03T14:21:26"/>
</VL:version-list>
</file>